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5cm"/>
    </style:style>
    <style:style style:name="co2" style:family="table-column">
      <style:table-column-properties fo:break-before="auto" style:column-width="8.315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1.86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71cm solid #000000" fo:background-color="#ffcc00" fo:border-left="0.071cm solid #000000" fo:border-right="0.002cm solid #000000" fo:border-top="0.071cm solid #000000" style:vertical-align="top"/>
    </style:style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fo:wrap-option="wrap" style:vertical-align="top"/>
    </style:style>
    <style:style style:name="ce4" style:family="table-cell" style:parent-style-name="Default">
      <style:table-cell-properties fo:background-color="#ff99ff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4" table:number-columns-repeated="1018" table:default-cell-style-name="ce6"/>
        <table:table-column table:style-name="co4" table:number-columns-repeated="2" table:default-cell-style-name="Default"/>
        <table:table-row table:style-name="ro1">
          <table:table-cell table:style-name="ce1" office:value-type="string" table:number-columns-spanned="2" table:number-rows-spanned="1">
            <text:p>機能分類、名称</text:p>
          </table:table-cell>
          <table:covered-table-cell/>
          <table:table-cell table:style-name="ce4" office:value-type="string">
            <text:p>スパイラル０１</text:p>
          </table:table-cell>
          <table:table-cell table:number-columns-repeated="1021"/>
        </table:table-row>
        <table:table-row table:style-name="ro1">
          <table:table-cell office:value-type="string">
            <text:p>システム構築段階、修正段階に用いる機能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部署登録</text:p>
          </table:table-cell>
          <table:table-cell office:value-type="string">
            <text:p>〇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人員登録</text:p>
          </table:table-cell>
          <table:table-cell office:value-type="string">
            <text:p>〇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人員登録通知機能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作業場所登録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作業定義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ファイル入力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ファイル出力</text:p>
          </table:table-cell>
          <table:table-cell table:number-columns-repeated="1022"/>
        </table:table-row>
        <table:table-row table:style-name="ro1">
          <table:table-cell office:value-type="string">
            <text:p>作業管理の実作業に用いる機能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作業指示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作業申し送り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作業状況登録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進捗表示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作業フロー表示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出来高表示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掲示板</text:p>
          </table:table-cell>
          <table:table-cell table:number-columns-repeated="1022"/>
        </table:table-row>
        <table:table-row table:style-name="ro1">
          <table:table-cell office:value-type="string">
            <text:p>画面表示、操作に関わる機能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ツリー構造表示</text:p>
          </table:table-cell>
          <table:table-cell office:value-type="string">
            <text:p>△：部署人員の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マイツリー表示機能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複写、削除機能</text:p>
          </table:table-cell>
          <table:table-cell office:value-type="string">
            <text:p>△：部署人員のみ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UNDO機能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メッセージ表示機能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ユーザー情報表示機能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閲覧更新制限機能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バックアップ機能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復旧機能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レスポンシブルWEBデザイン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ポップアップ通知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バルーン表示</text:p>
          </table:table-cell>
          <table:table-cell office:value-type="string">
            <text:p>△：部署人員の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システム休止時間設定</text:p>
          </table:table-cell>
          <table:table-cell table:number-columns-repeated="1022"/>
        </table:table-row>
        <table:table-row table:style-name="ro1">
          <table:table-cell office:value-type="string">
            <text:p>その他の機能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ログ出力機能</text:p>
          </table:table-cell>
          <table:table-cell office:value-type="string">
            <text:p>△：部署人員の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ログイン機能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接続元端末制限機能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同一ユーザログイン拒否機能</text:p>
          </table:table-cell>
          <table:table-cell table:number-columns-repeated="1022"/>
        </table:table-row>
        <table:table-row table:style-name="ro1">
          <table:table-cell office:value-type="string">
            <text:p>システム管理の機能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メールクライアント情報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FTP接続情報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動作ログ出力情報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作業種別</text:p>
          </table:table-cell>
          <table:table-cell table:number-columns-repeated="1022"/>
        </table:table-row>
        <table:table-row table:style-name="ro1">
          <table:table-cell office:value-type="string">
            <text:p>統合システム管理の機能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顧客管理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Yu Gothic" fo:font-size="11pt" style:font-name-asian="Yu Gothic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3">2021/06/23</text:date>, <text:time>15:57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6-23T15:57:05.07</dc:date>
    <meta:editing-duration>PT12M54S</meta:editing-duration>
    <meta:editing-cycles>2</meta:editing-cycles>
    <meta:document-statistic meta:table-count="1" meta:cell-count="50" meta:object-count="0"/>
  </office:meta>
</office:document-meta>
</file>